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6300000060761F4AC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265a" officeooo:paragraph-rsid="0012265a"/>
    </style:style>
    <style:style style:name="P2" style:family="paragraph" style:parent-style-name="Standard">
      <style:text-properties fo:font-size="22pt" fo:font-weight="bold" officeooo:rsid="0012265a" officeooo:paragraph-rsid="0012265a" style:font-size-asian="22pt" style:font-weight-asian="bold" style:font-size-complex="22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w to use the post-image.sh</text:p>
      <text:p text:style-name="P1"/>
      <text:p text:style-name="P1"/>
      <text:p text:style-name="P1">the file post-image.sh </text:p>
      <text:p text:style-name="P1">will accept parameters from the menuconfig from:</text:p>
      <text:p text:style-name="P1"/>
      <text:p text:style-name="P1">System-configuration-&gt;</text:p>
      <text:p text:style-name="P1"/>
      <text:p text:style-name="P1"><draw:frame draw:style-name="fr1" draw:name="Image1" text:anchor-type="paragraph" svg:width="6.6929in" svg:height="0.7409in" draw:z-index="0"><draw:image xlink:href="Pictures/100000000000036300000060761F4ACD.png" xlink:type="simple" xlink:show="embed" xlink:actuate="onLoad"/></draw:frame></text:p>
      <text:p text:style-name="P1">Extra argument passed to custom script</text:p>
      <text:p text:style-name="P1"/>
      <text:p text:style-name="P1"/>
      <text:p text:style-name="P1">case "${2}" in</text:p>
      <text:p text:style-name="P1"><text:s text:c="3"/>--add-pi3-miniuart-bt-overlay)</text:p>
      <text:p text:style-name="P1"><text:s text:c="3"/>if ! grep -qE '^dtoverlay=' "${BINARIES_DIR}/rpi-firmware/config.txt"; then</text:p>
      <text:p text:style-name="P1"><text:s text:c="6"/>echo "Adding 'dtoverlay=pi3-miniuart-bt' to config.txt (fixes ttyAMA0 serial console)."</text:p>
      <text:p text:style-name="P1"><text:s text:c="6"/>cat &lt;&lt; __EOF__ &gt;&gt; "${BINARIES_DIR}/rpi-firmware/config.txt"</text:p>
      <text:p text:style-name="P1"></text:p>
      <text:p text:style-name="P1"># fixes rpi3 ttyAMA0 serial console</text:p>
      <text:p text:style-name="P1">dtoverlay=pi3-miniuart-bt</text:p>
      <text:p text:style-name="P1"/>
      <text:p text:style-name="P1"/>
      <text:p text:style-name="P1">The above example , add the <text:s/>pi3-miniuart-bt overlay in case the flag</text:p>
      <text:p text:style-name="P1">--add-pi3-miniuart-bt-overlay <text:s/>was specified</text:p>
      <text:p text:style-name="P1"/>
      <text:p text:style-name="P1">I removed it here because I dont want to enable this overlay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21:06:19.510133382</meta:creation-date>
    <dc:date>2017-06-19T21:20:04.629766134</dc:date>
    <meta:editing-duration>P0D</meta:editing-duration>
    <meta:editing-cycles>1</meta:editing-cycles>
    <meta:document-statistic meta:table-count="0" meta:image-count="1" meta:object-count="0" meta:page-count="1" meta:paragraph-count="16" meta:word-count="83" meta:character-count="684" meta:non-whitespace-character-count="589"/>
    <meta:generator>LibreOffice/4.2.8.2$Linux_X86_64 LibreOffice_project/420m0$Build-2</meta:generator>
  </office:meta>
</office:document-meta>
</file>